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5-01-02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4-01-0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3-03-1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3-01-0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2-10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2-03-0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2-01-03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1-10-0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1-03-1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1-01-04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0-10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20-01-0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9-01-03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8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8-01-0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7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7-01-03 23:19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7-01-03 22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6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6-01-02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5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5-01-03 15:2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4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4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4-01-03 16:47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3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3-01-03 16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2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2-01-04 1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1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1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1-01-04 16:17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0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0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10-01-03 15:4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9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9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9-01-05 17:1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8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8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8-01-30 15:5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7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7-04-02 21:4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7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561005123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